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var font-stack-heading" fo:letter-spacing="normal" fo:font-style="normal" fo:font-weight="normal" officeooo:rsid="00123b6d" officeooo:paragraph-rsid="00123b6d"/>
    </style:style>
    <style:style style:name="P2" style:family="paragraph" style:parent-style-name="Standard">
      <style:text-properties officeooo:rsid="0011372f" officeooo:paragraph-rsid="0011372f"/>
    </style:style>
    <style:style style:name="P3" style:family="paragraph" style:parent-style-name="Standard">
      <style:text-properties officeooo:rsid="00123b6d" officeooo:paragraph-rsid="00123b6d"/>
    </style:style>
    <style:style style:name="P4" style:family="paragraph" style:parent-style-name="Standard">
      <style:text-properties fo:color="#000000" loext:opacity="100%" officeooo:rsid="00123b6d" officeooo:paragraph-rsid="00123b6d"/>
    </style:style>
    <style:style style:name="P5" style:family="paragraph" style:parent-style-name="Standard">
      <style:text-properties fo:color="#000000" loext:opacity="100%" officeooo:rsid="00157272" officeooo:paragraph-rsid="00157272"/>
    </style:style>
    <style:style style:name="P6" style:family="paragraph" style:parent-style-name="Standard">
      <style:text-properties fo:color="#000000" loext:opacity="100%" officeooo:rsid="0016b146" officeooo:paragraph-rsid="0016b146"/>
    </style:style>
    <style:style style:name="P7" style:family="paragraph" style:parent-style-name="Standard">
      <style:text-properties fo:color="#000000" loext:opacity="100%" officeooo:rsid="00188c23" officeooo:paragraph-rsid="00188c23"/>
    </style:style>
    <style:style style:name="P8" style:family="paragraph" style:parent-style-name="Standard">
      <style:text-properties fo:color="#000000" loext:opacity="100%" officeooo:rsid="00192599" officeooo:paragraph-rsid="00192599"/>
    </style:style>
    <style:style style:name="P9" style:family="paragraph" style:parent-style-name="Standard">
      <style:text-properties fo:color="#000000" loext:opacity="100%" officeooo:rsid="00193297" officeooo:paragraph-rsid="00193297"/>
    </style:style>
    <style:style style:name="P10" style:family="paragraph" style:parent-style-name="Standard">
      <style:text-properties officeooo:rsid="00157272" officeooo:paragraph-rsid="00157272"/>
    </style:style>
    <style:style style:name="T1" style:family="text">
      <style:text-properties officeooo:rsid="00142915"/>
    </style:style>
    <style:style style:name="T2" style:family="text">
      <style:text-properties officeooo:rsid="0016b146"/>
    </style:style>
    <style:style style:name="T3" style:family="text">
      <style:text-properties officeooo:rsid="00188c23"/>
    </style:style>
    <style:style style:name="T4" style:family="text">
      <style:text-properties officeooo:rsid="001932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lassical computers use von Neumann architecture (process instructions sequentially). <text:s text:c="2"/>Quantums computers use circuits built on quantum gates based on probability</text:p>
      <text:p text:style-name="P2"/>
      <text:p text:style-name="P2"/>
      <text:p text:style-name="P2">Sources</text:p>
      <text:p text:style-name="P2"/>
      <text:p text:style-name="P3">Udemy</text:p>
      <text:p text:style-name="P3"/>
      <text:p text:style-name="P3"><text:a xlink:type="simple" xlink:href="https://www.udemy.com/course/qc101-introduction-to-quantum-computing-quantum-physics-for-beginners/" text:style-name="Internet_20_link" text:visited-style-name="Visited_20_Internet_20_Link">https://www.udemy.com/course/qc101-introduction-to-quantum-computing-quantum-physics-for-beginners/</text:a></text:p>
      <text:p text:style-name="P4"/>
      <text:h text:style-name="P1" text:outline-level="1">QC101 Quantum Computing &amp; Intro to Quantum Machine Learning</text:h>
      <text:p text:style-name="P4"/>
      <text:p text:style-name="P4">Introduces quantum mechanics by exploring photon polarization. <text:span text:style-name="T1">Fundamentals of superpostion and mesaurements. Differences in mesaurement between classical and quantum physics (in qunatum, measurement affects state). <text:s/>In Quantum, all measurements after initial measurement are deterministic.</text:span> Conseqeunce of measurement causing loss of information. <text:s/><text:span text:style-name="T1">Constructing probablities of superpositions through repeated trials.</text:span></text:p>
      <text:p text:style-name="P4"/>
      <text:p text:style-name="P5">Overview of required math/algebra</text:p>
      <text:p text:style-name="P5">Boolean algebra/logic gates/importance of XOR</text:p>
      <text:p text:style-name="P5">Probability basics/mutex/independent/dependent events</text:p>
      <text:p text:style-name="P5">Complex Numbers <text:s/>algebra/<text:span text:style-name="T2">polar/ forms</text:span></text:p>
      <text:p text:style-name="P6">Matrix algebra. <text:s/>Transpose/identity/conjugate/adjoint/Unitary/Hermitian</text:p>
      <text:p text:style-name="P6">Vectors <text:s/>Eigenvetors and Eigenvalues</text:p>
      <text:p text:style-name="P6"/>
      <text:p text:style-name="P6">How quantum cryptography works. <text:span text:style-name="T3">No-cloning theorem.</text:span></text:p>
      <text:p text:style-name="P6"/>
      <text:p text:style-name="P6">Computional basis. <text:s/>Measuring with alternate bases. <text:s/>Dirac “BraKet” notation</text:p>
      <text:p text:style-name="P6"/>
      <text:p text:style-name="P7">Multi-qubit systems and entanglement.</text:p>
      <text:p text:style-name="P7"/>
      <text:p text:style-name="P7">Brief introdcutions to gates (Paulis, phase (S and T), Hadamard, CNOT, Toffoli(universal gate/fanout), Fredkin.</text:p>
      <text:p text:style-name="P7"/>
      <text:p text:style-name="P7">Estimating state vectors through repeated trials.</text:p>
      <text:p text:style-name="P7"/>
      <text:p text:style-name="P8">Introduction to Q# (models various gates and presents simple algorithms)</text:p>
      <text:p text:style-name="P8"/>
      <text:p text:style-name="P8">Introduction to Qiskit (<text:span text:style-name="T4">simple algorithms, quantum cryptography example, Shor’s algorithm</text:span>).</text:p>
      <text:p text:style-name="P8"/>
      <text:p text:style-name="P9">Machine Learning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stack-heading" svg:font-family="'var font-stack-heading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3:58:37.491121381</meta:creation-date>
    <dc:date>2024-01-27T15:03:59.012439395</dc:date>
    <meta:editing-duration>PT4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64" meta:character-count="1528" meta:non-whitespace-character-count="1375"/>
  </office:meta>
</office:document-meta>
</file>